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37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4.038cm"/>
    </style:style>
    <style:style style:name="co6" style:family="table-column">
      <style:table-column-properties fo:break-before="auto" style:column-width="2.6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style:style style:name="ce2" style:family="table-cell" style:parent-style-name="Default" style:data-style-name="N4"/>
    <style:style style:name="ce3" style:family="table-cell" style:parent-style-name="Default" style:data-style-name="N3"/>
    <style:style style:name="ce4" style:family="table-cell" style:parent-style-name="Default" style:data-style-name="N5"/>
    <style:style style:name="ce1" style:family="table-cell" style:parent-style-name="Default">
      <style:table-cell-properties fo:background-color="#b4c7dc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float" office:value="12250" calcext:value-type="float">
            <text:p>12250</text:p>
          </table:table-cell>
          <table:table-cell/>
          <table:table-cell office:value-type="string" calcext:value-type="string">
            <text:p>fixe kosten</text:p>
          </table:table-cell>
          <table:table-cell office:value-type="string" calcext:value-type="string">
            <text:p>vari. Stü.kosten</text:p>
          </table:table-cell>
          <table:table-cell office:value-type="string" calcext:value-type="string">
            <text:p>fixe St.kosten</text:p>
          </table:table-cell>
          <table:table-cell/>
          <table:table-cell office:value-type="string" calcext:value-type="string">
            <text:p>Menge</text:p>
          </table:table-cell>
          <table:table-cell office:value-type="string" calcext:value-type="string">
            <text:p>variable Kosten gesamt</text:p>
          </table:table-cell>
          <table:table-cell office:value-type="string" calcext:value-type="string">
            <text:p>Gesamtkosten</text:p>
          </table:table-cell>
          <table:table-cell office:value-type="string" calcext:value-type="string">
            <text:p>Stückkosten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00" calcext:value-type="float">
            <text:p>7200</text:p>
          </table:table-cell>
          <table:table-cell/>
          <table:table-cell office:value-type="float" office:value="31050" calcext:value-type="float">
            <text:p>31050</text:p>
          </table:table-cell>
          <table:table-cell office:value-type="float" office:value="82.8" calcext:value-type="float">
            <text:p>82,8</text:p>
          </table:table-cell>
          <table:table-cell table:formula="of:=[.D4]/[.H4]" office:value-type="float" office:value="44.3571428571429" calcext:value-type="float">
            <text:p>44,3571428571429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E4]*[.H4]" office:value-type="float" office:value="57960" calcext:value-type="float">
            <text:p>57960</text:p>
          </table:table-cell>
          <table:table-cell table:formula="of:=[.D4]+[.I4]" office:value-type="float" office:value="89010" calcext:value-type="float">
            <text:p>89010</text:p>
          </table:table-cell>
          <table:table-cell table:formula="of:=[.J4]/[.H4]" office:value-type="float" office:value="127.157142857143" calcext:value-type="float">
            <text:p>127,1571428571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/>
          <table:table-cell office:value-type="float" office:value="31050" calcext:value-type="float">
            <text:p>31050</text:p>
          </table:table-cell>
          <table:table-cell office:value-type="float" office:value="82.8" calcext:value-type="float">
            <text:p>82,8</text:p>
          </table:table-cell>
          <table:table-cell table:formula="of:=[.D5]/[.H5]" office:value-type="float" office:value="62.1" calcext:value-type="float">
            <text:p>62,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E5]*[.H5]" office:value-type="float" office:value="41400" calcext:value-type="float">
            <text:p>41400</text:p>
          </table:table-cell>
          <table:table-cell table:formula="of:=[.D5]+[.I5]" office:value-type="float" office:value="72450" calcext:value-type="float">
            <text:p>72450</text:p>
          </table:table-cell>
          <table:table-cell table:formula="of:=[.J5]/[.H5]" office:value-type="float" office:value="144.9" calcext:value-type="float">
            <text:p>144,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/>
          <table:table-cell office:value-type="float" office:value="31050" calcext:value-type="float">
            <text:p>31050</text:p>
          </table:table-cell>
          <table:table-cell office:value-type="float" office:value="82.8" calcext:value-type="float">
            <text:p>82,8</text:p>
          </table:table-cell>
          <table:table-cell table:formula="of:=[.D6]/[.H6]" office:value-type="float" office:value="103.5" calcext:value-type="float">
            <text:p>103,5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E6]*[.H6]" office:value-type="float" office:value="24840" calcext:value-type="float">
            <text:p>24840</text:p>
          </table:table-cell>
          <table:table-cell table:formula="of:=[.D6]+[.I6]" office:value-type="float" office:value="55890" calcext:value-type="float">
            <text:p>55890</text:p>
          </table:table-cell>
          <table:table-cell table:formula="of:=[.J6]/[.H6]" office:value-type="float" office:value="186.3" calcext:value-type="float">
            <text:p>186,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table:style-name="ce1" office:value-type="string" calcext:value-type="string">
            <text:p>Auto</text:p>
          </table:table-cell>
          <table:table-cell table:style-name="ce1" office:value-type="string" calcext:value-type="string">
            <text:p>Variable Kosten je 100km</text:p>
          </table:table-cell>
          <table:table-cell table:style-name="ce1" table:number-columns-repeated="2"/>
          <table:table-cell table:style-name="ce1" office:value-type="string" calcext:value-type="string">
            <text:p>laufleistung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/>
          <table:table-cell table:style-name="ce1" table:formula="of:=35+(1200+3600+228+720)/12" office:value-type="float" office:value="514" calcext:value-type="float">
            <text:p>514</text:p>
          </table:table-cell>
          <table:table-cell table:style-name="ce1" table:formula="of:=11.2+0.6" office:value-type="float" office:value="11.8" calcext:value-type="float">
            <text:p>11,8</text:p>
          </table:table-cell>
          <table:table-cell table:style-name="ce1" table:formula="of:=[.D9]/[.H9]" office:value-type="float" office:value="12.85" calcext:value-type="float">
            <text:p>12,85</text:p>
          </table:table-cell>
          <table:table-cell table:style-name="ce1" office:value-type="float" office:value="48000" calcext:value-type="float">
            <text:p>48000</text:p>
          </table:table-cell>
          <table:table-cell table:style-name="ce1" table:formula="of:=[.G9]/1200" office:value-type="float" office:value="40" calcext:value-type="float">
            <text:p>40</text:p>
          </table:table-cell>
          <table:table-cell table:style-name="ce1" table:formula="of:=[.E9]*[.H9]" office:value-type="float" office:value="472" calcext:value-type="float">
            <text:p>472</text:p>
          </table:table-cell>
          <table:table-cell table:style-name="ce1" table:formula="of:=[.D9]+[.I9]" office:value-type="float" office:value="986" calcext:value-type="float">
            <text:p>986</text:p>
          </table:table-cell>
          <table:table-cell table:style-name="ce1" table:formula="of:=[.J9]/[.H9]" office:value-type="float" office:value="24.65" calcext:value-type="float">
            <text:p>24,65</text:p>
          </table:table-cell>
          <table:table-cell table:formula="of:=[.J9]*12" office:value-type="float" office:value="11832" calcext:value-type="float">
            <text:p>11832</text:p>
          </table:table-cell>
          <table:table-cell table:formula="of:=[.L9]/48000" office:value-type="float" office:value="0.2465" calcext:value-type="float">
            <text:p>0,2465</text:p>
          </table:table-cell>
        </table:table-row>
        <table:table-row table:style-name="ro1"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table:formula="of:=11.2+0.6" office:value-type="float" office:value="11.8" calcext:value-type="float">
            <text:p>11,8</text:p>
          </table:table-cell>
          <table:table-cell table:style-name="ce1" table:formula="of:=[.D10]/[.H10]" office:value-type="float" office:value="0" calcext:value-type="float">
            <text:p>0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table:formula="of:=[.G10]/1200" office:value-type="float" office:value="10" calcext:value-type="float">
            <text:p>10</text:p>
          </table:table-cell>
          <table:table-cell table:style-name="ce1" table:formula="of:=[.E10]*[.H10]" office:value-type="float" office:value="118" calcext:value-type="float">
            <text:p>118</text:p>
          </table:table-cell>
          <table:table-cell table:style-name="ce1" table:formula="of:=[.D10]+[.I10]" office:value-type="float" office:value="118" calcext:value-type="float">
            <text:p>118</text:p>
          </table:table-cell>
          <table:table-cell table:style-name="ce1" table:formula="of:=[.J10]/[.H10]" office:value-type="float" office:value="11.8" calcext:value-type="float">
            <text:p>11,8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0" calcext:value-type="float">
            <text:p>30</text:p>
          </table:table-cell>
          <table:table-cell table:formula="of:=[.A13]/[.B13]" office:value-type="float" office:value="300" calcext:value-type="float">
            <text:p>300</text:p>
          </table:table-cell>
          <table:table-cell table:formula="of:=[.B13]*90" office:value-type="float" office:value="2700" calcext:value-type="float">
            <text:p>2700</text:p>
          </table:table-cell>
          <table:table-cell table:formula="of:=[.C13]/2+50" office:value-type="float" office:value="200" calcext:value-type="float">
            <text:p>200</text:p>
          </table:table-cell>
          <table:table-cell table:formula="of:=[.E13]*10.6" office:value-type="float" office:value="2120" calcext:value-type="float">
            <text:p>2120</text:p>
          </table:table-cell>
          <table:table-cell table:formula="of:=[.F13]*0.2" office:value-type="float" office:value="424" calcext:value-type="float">
            <text:p>424</text:p>
          </table:table-cell>
          <table:table-cell table:formula="of:=[.D13]+[.G13]" office:value-type="float" office:value="3124" calcext:value-type="float">
            <text:p>3124</text:p>
          </table:table-cell>
          <table:table-cell table:number-columns-repeated="5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5" calcext:value-type="float">
            <text:p>25</text:p>
          </table:table-cell>
          <table:table-cell table:formula="of:=[.A14]/[.B14]" office:value-type="float" office:value="360" calcext:value-type="float">
            <text:p>360</text:p>
          </table:table-cell>
          <table:table-cell table:formula="of:=[.B14]*90" office:value-type="float" office:value="2250" calcext:value-type="float">
            <text:p>2250</text:p>
          </table:table-cell>
          <table:table-cell table:formula="of:=[.C14]/2+50" office:value-type="float" office:value="230" calcext:value-type="float">
            <text:p>230</text:p>
          </table:table-cell>
          <table:table-cell table:formula="of:=[.E14]*10.6" office:value-type="float" office:value="2438" calcext:value-type="float">
            <text:p>2438</text:p>
          </table:table-cell>
          <table:table-cell table:formula="of:=[.F14]*0.2" office:value-type="float" office:value="487.6" calcext:value-type="float">
            <text:p>487,6</text:p>
          </table:table-cell>
          <table:table-cell table:formula="of:=[.D14]+[.G14]" office:value-type="float" office:value="2737.6" calcext:value-type="float">
            <text:p>2737,6</text:p>
          </table:table-cell>
          <table:table-cell table:number-columns-repeated="5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" calcext:value-type="float">
            <text:p>20</text:p>
          </table:table-cell>
          <table:table-cell table:formula="of:=[.A15]/[.B15]" office:value-type="float" office:value="450" calcext:value-type="float">
            <text:p>450</text:p>
          </table:table-cell>
          <table:table-cell table:formula="of:=[.B15]*90" office:value-type="float" office:value="1800" calcext:value-type="float">
            <text:p>1800</text:p>
          </table:table-cell>
          <table:table-cell table:formula="of:=[.C15]/2+50" office:value-type="float" office:value="275" calcext:value-type="float">
            <text:p>275</text:p>
          </table:table-cell>
          <table:table-cell table:formula="of:=[.E15]*10.6" office:value-type="float" office:value="2915" calcext:value-type="float">
            <text:p>2915</text:p>
          </table:table-cell>
          <table:table-cell table:formula="of:=[.F15]*0.2" office:value-type="float" office:value="583" calcext:value-type="float">
            <text:p>583</text:p>
          </table:table-cell>
          <table:table-cell table:formula="of:=[.D15]+[.G15]" office:value-type="float" office:value="2383" calcext:value-type="float">
            <text:p>2383</text:p>
          </table:table-cell>
          <table:table-cell table:number-columns-repeated="5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5" calcext:value-type="float">
            <text:p>15</text:p>
          </table:table-cell>
          <table:table-cell table:formula="of:=[.A16]/[.B16]" office:value-type="float" office:value="600" calcext:value-type="float">
            <text:p>600</text:p>
          </table:table-cell>
          <table:table-cell table:formula="of:=[.B16]*90" office:value-type="float" office:value="1350" calcext:value-type="float">
            <text:p>1350</text:p>
          </table:table-cell>
          <table:table-cell table:formula="of:=[.C16]/2+50" office:value-type="float" office:value="350" calcext:value-type="float">
            <text:p>350</text:p>
          </table:table-cell>
          <table:table-cell table:formula="of:=[.E16]*10.6" office:value-type="float" office:value="3710" calcext:value-type="float">
            <text:p>3710</text:p>
          </table:table-cell>
          <table:table-cell table:formula="of:=[.F16]*0.2" office:value-type="float" office:value="742" calcext:value-type="float">
            <text:p>742</text:p>
          </table:table-cell>
          <table:table-cell table:formula="of:=[.D16]+[.G16]" office:value-type="float" office:value="2092" calcext:value-type="float">
            <text:p>2092</text:p>
          </table:table-cell>
          <table:table-cell table:number-columns-repeated="5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" calcext:value-type="float">
            <text:p>10</text:p>
          </table:table-cell>
          <table:table-cell table:formula="of:=[.A17]/[.B17]" office:value-type="float" office:value="900" calcext:value-type="float">
            <text:p>900</text:p>
          </table:table-cell>
          <table:table-cell table:formula="of:=[.B17]*90" office:value-type="float" office:value="900" calcext:value-type="float">
            <text:p>900</text:p>
          </table:table-cell>
          <table:table-cell table:formula="of:=[.C17]/2+50" office:value-type="float" office:value="500" calcext:value-type="float">
            <text:p>500</text:p>
          </table:table-cell>
          <table:table-cell table:formula="of:=[.E17]*10.6" office:value-type="float" office:value="5300" calcext:value-type="float">
            <text:p>5300</text:p>
          </table:table-cell>
          <table:table-cell table:formula="of:=[.F17]*0.2" office:value-type="float" office:value="1060" calcext:value-type="float">
            <text:p>1060</text:p>
          </table:table-cell>
          <table:table-cell table:formula="of:=[.D17]+[.G17]" office:value-type="float" office:value="1960" calcext:value-type="float">
            <text:p>1960</text:p>
          </table:table-cell>
          <table:table-cell table:number-columns-repeated="5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5" calcext:value-type="float">
            <text:p>5</text:p>
          </table:table-cell>
          <table:table-cell table:formula="of:=[.A18]/[.B18]" office:value-type="float" office:value="1800" calcext:value-type="float">
            <text:p>1800</text:p>
          </table:table-cell>
          <table:table-cell table:formula="of:=[.B18]*90" office:value-type="float" office:value="450" calcext:value-type="float">
            <text:p>450</text:p>
          </table:table-cell>
          <table:table-cell table:formula="of:=[.C18]/2+50" office:value-type="float" office:value="950" calcext:value-type="float">
            <text:p>950</text:p>
          </table:table-cell>
          <table:table-cell table:formula="of:=[.E18]*10.6" office:value-type="float" office:value="10070" calcext:value-type="float">
            <text:p>10070</text:p>
          </table:table-cell>
          <table:table-cell table:formula="of:=[.F18]*0.2" office:value-type="float" office:value="2014" calcext:value-type="float">
            <text:p>2014</text:p>
          </table:table-cell>
          <table:table-cell table:formula="of:=[.D18]+[.G18]" office:value-type="float" office:value="2464" calcext:value-type="float">
            <text:p>2464</text:p>
          </table:table-cell>
          <table:table-cell table:number-columns-repeated="5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table:formula="of:=[.A19]/[.B19]" office:value-type="float" office:value="9000" calcext:value-type="float">
            <text:p>9000</text:p>
          </table:table-cell>
          <table:table-cell table:formula="of:=[.B19]*90" office:value-type="float" office:value="90" calcext:value-type="float">
            <text:p>90</text:p>
          </table:table-cell>
          <table:table-cell table:formula="of:=[.C19]/2+50" office:value-type="float" office:value="4550" calcext:value-type="float">
            <text:p>4550</text:p>
          </table:table-cell>
          <table:table-cell table:formula="of:=[.E19]*10.6" office:value-type="float" office:value="48230" calcext:value-type="float">
            <text:p>48230</text:p>
          </table:table-cell>
          <table:table-cell table:formula="of:=[.F19]*0.2" office:value-type="float" office:value="9646" calcext:value-type="float">
            <text:p>9646</text:p>
          </table:table-cell>
          <table:table-cell table:formula="of:=[.D19]+[.G19]" office:value-type="float" office:value="9736" calcext:value-type="float">
            <text:p>9736</text:p>
          </table:table-cell>
          <table:table-cell table:number-columns-repeated="5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5" calcext:value-type="float">
            <text:p>25</text:p>
          </table:table-cell>
          <table:table-cell table:formula="of:=[.A23]/[.B23]" office:value-type="float" office:value="2400" calcext:value-type="float">
            <text:p>2400</text:p>
          </table:table-cell>
          <table:table-cell table:formula="of:=[.C23]*100" office:value-type="float" office:value="240000" calcext:value-type="float">
            <text:p>240000</text:p>
          </table:table-cell>
          <table:table-cell table:formula="of:=[.B23]/2" office:value-type="float" office:value="12.5" calcext:value-type="float">
            <text:p>12,5</text:p>
          </table:table-cell>
          <table:table-cell table:formula="of:=[.E23]*8" office:value-type="float" office:value="100" calcext:value-type="float">
            <text:p>100</text:p>
          </table:table-cell>
          <table:table-cell table:formula="of:=[.F23]*0.1" office:value-type="float" office:value="10" calcext:value-type="float">
            <text:p>10</text:p>
          </table:table-cell>
          <table:table-cell table:formula="of:=[.D23]+[.G23]" office:value-type="float" office:value="240010" calcext:value-type="float">
            <text:p>240010</text:p>
          </table:table-cell>
          <table:table-cell table:number-columns-repeated="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0" calcext:value-type="float">
            <text:p>20</text:p>
          </table:table-cell>
          <table:table-cell table:formula="of:=[.A24]/[.B24]" office:value-type="float" office:value="3000" calcext:value-type="float">
            <text:p>3000</text:p>
          </table:table-cell>
          <table:table-cell table:formula="of:=[.C24]*100" office:value-type="float" office:value="300000" calcext:value-type="float">
            <text:p>300000</text:p>
          </table:table-cell>
          <table:table-cell table:formula="of:=[.B24]/2" office:value-type="float" office:value="10" calcext:value-type="float">
            <text:p>10</text:p>
          </table:table-cell>
          <table:table-cell table:formula="of:=[.E24]*8" office:value-type="float" office:value="80" calcext:value-type="float">
            <text:p>80</text:p>
          </table:table-cell>
          <table:table-cell table:formula="of:=[.F24]*0.1" office:value-type="float" office:value="8" calcext:value-type="float">
            <text:p>8</text:p>
          </table:table-cell>
          <table:table-cell table:formula="of:=[.D24]+[.G24]" office:value-type="float" office:value="300008" calcext:value-type="float">
            <text:p>300008</text:p>
          </table:table-cell>
          <table:table-cell table:number-columns-repeated="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5" calcext:value-type="float">
            <text:p>15</text:p>
          </table:table-cell>
          <table:table-cell table:formula="of:=[.A25]/[.B25]" office:value-type="float" office:value="4000" calcext:value-type="float">
            <text:p>4000</text:p>
          </table:table-cell>
          <table:table-cell table:formula="of:=[.C25]*100" office:value-type="float" office:value="400000" calcext:value-type="float">
            <text:p>400000</text:p>
          </table:table-cell>
          <table:table-cell table:formula="of:=[.B25]/2" office:value-type="float" office:value="7.5" calcext:value-type="float">
            <text:p>7,5</text:p>
          </table:table-cell>
          <table:table-cell table:formula="of:=[.E25]*8" office:value-type="float" office:value="60" calcext:value-type="float">
            <text:p>60</text:p>
          </table:table-cell>
          <table:table-cell table:formula="of:=[.F25]*0.1" office:value-type="float" office:value="6" calcext:value-type="float">
            <text:p>6</text:p>
          </table:table-cell>
          <table:table-cell table:formula="of:=[.D25]+[.G25]" office:value-type="float" office:value="400006" calcext:value-type="float">
            <text:p>400006</text:p>
          </table:table-cell>
          <table:table-cell table:number-columns-repeated="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table:formula="of:=[.A26]/[.B26]" office:value-type="float" office:value="6000" calcext:value-type="float">
            <text:p>6000</text:p>
          </table:table-cell>
          <table:table-cell table:formula="of:=[.C26]*100" office:value-type="float" office:value="600000" calcext:value-type="float">
            <text:p>600000</text:p>
          </table:table-cell>
          <table:table-cell table:formula="of:=[.B26]/2" office:value-type="float" office:value="5" calcext:value-type="float">
            <text:p>5</text:p>
          </table:table-cell>
          <table:table-cell table:formula="of:=[.E26]*8" office:value-type="float" office:value="40" calcext:value-type="float">
            <text:p>40</text:p>
          </table:table-cell>
          <table:table-cell table:formula="of:=[.F26]*0.1" office:value-type="float" office:value="4" calcext:value-type="float">
            <text:p>4</text:p>
          </table:table-cell>
          <table:table-cell table:formula="of:=[.D26]+[.G26]" office:value-type="float" office:value="600004" calcext:value-type="float">
            <text:p>600004</text:p>
          </table:table-cell>
          <table:table-cell table:number-columns-repeated="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" calcext:value-type="float">
            <text:p>5</text:p>
          </table:table-cell>
          <table:table-cell table:formula="of:=[.A27]/[.B27]" office:value-type="float" office:value="12000" calcext:value-type="float">
            <text:p>12000</text:p>
          </table:table-cell>
          <table:table-cell table:formula="of:=[.C27]*100" office:value-type="float" office:value="1200000" calcext:value-type="float">
            <text:p>1200000</text:p>
          </table:table-cell>
          <table:table-cell table:formula="of:=[.B27]/2" office:value-type="float" office:value="2.5" calcext:value-type="float">
            <text:p>2,5</text:p>
          </table:table-cell>
          <table:table-cell table:formula="of:=[.E27]*8" office:value-type="float" office:value="20" calcext:value-type="float">
            <text:p>20</text:p>
          </table:table-cell>
          <table:table-cell table:formula="of:=[.F27]*0.1" office:value-type="float" office:value="2" calcext:value-type="float">
            <text:p>2</text:p>
          </table:table-cell>
          <table:table-cell table:formula="of:=[.D27]+[.G27]" office:value-type="float" office:value="1200002" calcext:value-type="float">
            <text:p>1200002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ufgabe 4</text:p>
          </table:table-cell>
          <table:table-cell office:value-type="string" calcext:value-type="string">
            <text:p>WG1</text:p>
          </table:table-cell>
          <table:table-cell office:value-type="string" calcext:value-type="string">
            <text:p>WG2</text:p>
          </table:table-cell>
          <table:table-cell office:value-type="string" calcext:value-type="string">
            <text:p>WG3</text:p>
          </table:table-cell>
          <table:table-cell office:value-type="string" calcext:value-type="string">
            <text:p>WG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lös</text:p>
          </table:table-cell>
          <table:table-cell table:style-name="ce2" office:value-type="float" office:value="950000" calcext:value-type="float">
            <text:p>950.000,00</text:p>
          </table:table-cell>
          <table:table-cell table:style-name="ce2" office:value-type="float" office:value="700000" calcext:value-type="float">
            <text:p>700.000,00</text:p>
          </table:table-cell>
          <table:table-cell table:style-name="ce2" office:value-type="float" office:value="410000" calcext:value-type="float">
            <text:p>410.000,00</text:p>
          </table:table-cell>
          <table:table-cell table:style-name="ce2" office:value-type="float" office:value="980000" calcext:value-type="float">
            <text:p>980.000,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v</text:p>
          </table:table-cell>
          <table:table-cell table:style-name="ce2" office:value-type="float" office:value="600000" calcext:value-type="float">
            <text:p>600.000,00</text:p>
          </table:table-cell>
          <table:table-cell table:style-name="ce2" office:value-type="float" office:value="550000" calcext:value-type="float">
            <text:p>550.000,00</text:p>
          </table:table-cell>
          <table:table-cell table:style-name="ce2" office:value-type="float" office:value="340000" calcext:value-type="float">
            <text:p>340.000,00</text:p>
          </table:table-cell>
          <table:table-cell table:style-name="ce2" office:value-type="float" office:value="1020000" calcext:value-type="float">
            <text:p>1.020.000,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ück</text:p>
          </table:table-cell>
          <table:table-cell table:style-name="ce3" office:value-type="float" office:value="60000" calcext:value-type="float">
            <text:p>60.000</text:p>
          </table:table-cell>
          <table:table-cell table:style-name="ce3" office:value-type="float" office:value="70000" calcext:value-type="float">
            <text:p>70.000</text:p>
          </table:table-cell>
          <table:table-cell table:style-name="ce3" office:value-type="float" office:value="40000" calcext:value-type="float">
            <text:p>40.000</text:p>
          </table:table-cell>
          <table:table-cell table:style-name="ce3" office:value-type="float" office:value="380000" calcext:value-type="float">
            <text:p>380.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f</text:p>
          </table:table-cell>
          <table:table-cell table:style-name="ce2" office:value-type="float" office:value="370000" calcext:value-type="float">
            <text:p>370.000,00</text:p>
          </table:table-cell>
          <table:table-cell table:style-name="ce2" table:number-columns-repeated="3"/>
          <table:table-cell table:number-columns-repeated="8"/>
        </table:table-row>
        <table:table-row table:style-name="ro1">
          <table:table-cell/>
          <table:table-cell table:style-name="ce4" table:formula="of:=([.B31]-[.B32])/[.B33]" office:value-type="float" office:value="5.83333333333333" calcext:value-type="float">
            <text:p>5,83</text:p>
          </table:table-cell>
          <table:table-cell table:style-name="ce4" table:formula="of:=([.C31]-[.C32])/[.C33]" office:value-type="float" office:value="2.14285714285714" calcext:value-type="float">
            <text:p>2,14</text:p>
          </table:table-cell>
          <table:table-cell table:style-name="ce4" table:formula="of:=([.D31]-[.D32])/[.D33]" office:value-type="float" office:value="1.75" calcext:value-type="float">
            <text:p>1,75</text:p>
          </table:table-cell>
          <table:table-cell table:style-name="ce4" table:formula="of:=([.E31]-[.E32])/[.E33]" office:value-type="float" office:value="-0.105263157894737" calcext:value-type="float">
            <text:p>-,11</text:p>
          </table:table-cell>
          <table:table-cell table:number-columns-repeated="8"/>
        </table:table-row>
        <table:table-row table:style-name="ro1">
          <table:table-cell/>
          <table:table-cell table:style-name="ce3" table:formula="of:=[.B35]*[.B33]" office:value-type="float" office:value="350000" calcext:value-type="float">
            <text:p>350.000</text:p>
          </table:table-cell>
          <table:table-cell table:style-name="ce3" table:formula="of:=[.C35]*[.C33]" office:value-type="float" office:value="150000" calcext:value-type="float">
            <text:p>150.000</text:p>
          </table:table-cell>
          <table:table-cell table:style-name="ce3" table:formula="of:=[.D35]*[.D33]" office:value-type="float" office:value="70000" calcext:value-type="float">
            <text:p>70.000</text:p>
          </table:table-cell>
          <table:table-cell table:style-name="ce3" table:formula="of:=[.E35]*[.E33]" office:value-type="float" office:value="-40000" calcext:value-type="float">
            <text:p>-40.000</text:p>
          </table:table-cell>
          <table:table-cell table:style-name="ce3" table:formula="of:=SUM([.B36:.E36])-[.B34]" office:value-type="float" office:value="160000" calcext:value-type="float">
            <office:annotation draw:style-name="gr1" draw:text-style-name="P2" svg:width="2.899cm" svg:height="1.799cm" svg:x="17.244cm" svg:y="14.304cm" draw:caption-point-x="-0.61cm" draw:caption-point-y="1.51cm">
              <dc:date>2022-01-24T00:00:00</dc:date>
              <text:p text:style-name="P1"><text:span text:style-name="T1">B</text:span></text:p>
              <text:p text:style-name="P1"><text:span text:style-name="T1"/></text:p>
            </office:annotation>
            <text:p>160.00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32]/[.C33]" office:value-type="float" office:value="7.85714285714286" calcext:value-type="float">
            <text:p>7,85714285714286</text:p>
          </table:table-cell>
          <table:table-cell/>
          <table:table-cell table:formula="of:=[.E32]/[.E33]" office:value-type="float" office:value="2.68421052631579" calcext:value-type="float">
            <office:annotation draw:style-name="gr1" draw:text-style-name="P2" svg:width="2.899cm" svg:height="1.799cm" svg:x="13.968cm" svg:y="14.756cm" draw:caption-point-x="-0.61cm" draw:caption-point-y="1.51cm">
              <dc:date>2022-01-24T00:00:00</dc:date>
              <text:p text:style-name="P1"><text:span text:style-name="T1">C</text:span></text:p>
              <text:p text:style-name="P1"><text:span text:style-name="T1"/></text:p>
            </office:annotation>
            <text:p>2,68421052631579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([.C32]+120000)/[.C33]" office:value-type="float" office:value="9.57142857142857" calcext:value-type="float">
            <text:p>9,57142857142857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fgabe 5</text:p>
          </table:table-cell>
          <table:table-cell office:value-type="string" calcext:value-type="string">
            <text:p>Drucker A</text:p>
          </table:table-cell>
          <table:table-cell office:value-type="string" calcext:value-type="string">
            <text:p>Drucker B</text:p>
          </table:table-cell>
          <table:table-cell office:value-type="string" calcext:value-type="string">
            <text:p>Drucker C</text:p>
          </table:table-cell>
          <table:table-cell office:value-type="string" calcext:value-type="string">
            <text:p>Drucker 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ück</text:p>
          </table:table-cell>
          <table:table-cell table:style-name="ce4" office:value-type="float" office:value="200" calcext:value-type="float">
            <text:p>200,00</text:p>
          </table:table-cell>
          <table:table-cell table:style-name="ce4" office:value-type="float" office:value="500" calcext:value-type="float">
            <text:p>500,00</text:p>
          </table:table-cell>
          <table:table-cell table:style-name="ce4" office:value-type="float" office:value="100" calcext:value-type="float">
            <text:p>100,00</text:p>
          </table:table-cell>
          <table:table-cell table:style-name="ce4" office:value-type="float" office:value="50" calcext:value-type="float">
            <text:p>50,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msatz/Monat</text:p>
          </table:table-cell>
          <table:table-cell table:style-name="ce4" office:value-type="float" office:value="80000" calcext:value-type="float">
            <text:p>80.000,00</text:p>
          </table:table-cell>
          <table:table-cell table:style-name="ce4" office:value-type="float" office:value="40000" calcext:value-type="float">
            <text:p>40.000,00</text:p>
          </table:table-cell>
          <table:table-cell table:style-name="ce4" office:value-type="float" office:value="25000" calcext:value-type="float">
            <text:p>25.000,00</text:p>
          </table:table-cell>
          <table:table-cell table:style-name="ce4" office:value-type="float" office:value="30000" calcext:value-type="float">
            <text:p>30.000,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v in % des Umsatzes</text:p>
          </table:table-cell>
          <table:table-cell table:style-name="ce4" office:value-type="float" office:value="80" calcext:value-type="float">
            <text:p>80,00</text:p>
          </table:table-cell>
          <table:table-cell table:style-name="ce4" office:value-type="float" office:value="90" calcext:value-type="float">
            <text:p>90,00</text:p>
          </table:table-cell>
          <table:table-cell table:style-name="ce4" office:value-type="float" office:value="110" calcext:value-type="float">
            <text:p>110,00</text:p>
          </table:table-cell>
          <table:table-cell table:style-name="ce4" office:value-type="float" office:value="60" calcext:value-type="float">
            <text:p>60,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v ges</text:p>
          </table:table-cell>
          <table:table-cell table:style-name="ce4" table:formula="of:=([.B43]/100)*[.B42]" office:value-type="float" office:value="64000" calcext:value-type="float">
            <text:p>64.000,00</text:p>
          </table:table-cell>
          <table:table-cell table:style-name="ce4" table:formula="of:=([.C43]/100)*[.C42]" office:value-type="float" office:value="36000" calcext:value-type="float">
            <text:p>36.000,00</text:p>
          </table:table-cell>
          <table:table-cell table:style-name="ce4" table:formula="of:=([.D43]/100)*[.D42]" office:value-type="float" office:value="27500" calcext:value-type="float">
            <text:p>27.500,00</text:p>
          </table:table-cell>
          <table:table-cell table:style-name="ce4" table:formula="of:=([.E43]/100)*[.E42]" office:value-type="float" office:value="18000" calcext:value-type="float">
            <text:p>18.000,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f in %</text:p>
          </table:table-cell>
          <table:table-cell table:style-name="ce4" table:formula="of:=([.B41]/SUM([.$B$41:.$E$41]))" office:value-type="float" office:value="0.235294117647059" calcext:value-type="float">
            <text:p>,24</text:p>
          </table:table-cell>
          <table:table-cell table:style-name="ce4" table:formula="of:=([.C41]/SUM([.$B$41:.$E$41]))" office:value-type="float" office:value="0.588235294117647" calcext:value-type="float">
            <text:p>,59</text:p>
          </table:table-cell>
          <table:table-cell table:style-name="ce4" table:formula="of:=([.D41]/SUM([.$B$41:.$E$41]))" office:value-type="float" office:value="0.117647058823529" calcext:value-type="float">
            <text:p>,12</text:p>
          </table:table-cell>
          <table:table-cell table:style-name="ce4" table:formula="of:=([.E41]/SUM([.$B$41:.$E$41]))" office:value-type="float" office:value="0.0588235294117647" calcext:value-type="float">
            <text:p>,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B</text:p>
          </table:table-cell>
          <table:table-cell table:style-name="ce4" table:formula="of:=[.B42]-[.B44]" office:value-type="float" office:value="16000" calcext:value-type="float">
            <text:p>16.000,00</text:p>
          </table:table-cell>
          <table:table-cell table:style-name="ce4" table:formula="of:=[.C42]-[.C44]" office:value-type="float" office:value="4000" calcext:value-type="float">
            <text:p>4.000,00</text:p>
          </table:table-cell>
          <table:table-cell table:style-name="ce4" table:formula="of:=[.D42]-[.D44]" office:value-type="float" office:value="-2500" calcext:value-type="float">
            <text:p>-2.500,00</text:p>
          </table:table-cell>
          <table:table-cell table:style-name="ce4" table:formula="of:=[.E42]-[.E44]" office:value-type="float" office:value="12000" calcext:value-type="float">
            <text:p>12.000,00</text:p>
          </table:table-cell>
          <table:table-cell table:formula="of:=SUM([.B46:.E46])" office:value-type="float" office:value="29500" calcext:value-type="float">
            <text:p>29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f in €</text:p>
          </table:table-cell>
          <table:table-cell table:style-name="ce4" table:formula="of:=20000*[.B45]" office:value-type="float" office:value="4705.88235294118" calcext:value-type="float">
            <text:p>4.705,88</text:p>
          </table:table-cell>
          <table:table-cell table:style-name="ce4" table:formula="of:=20000*[.C45]" office:value-type="float" office:value="11764.7058823529" calcext:value-type="float">
            <text:p>11.764,71</text:p>
          </table:table-cell>
          <table:table-cell table:style-name="ce4" table:formula="of:=20000*[.D45]" office:value-type="float" office:value="2352.94117647059" calcext:value-type="float">
            <text:p>2.352,94</text:p>
          </table:table-cell>
          <table:table-cell table:style-name="ce4" table:formula="of:=20000*[.E45]" office:value-type="float" office:value="1176.47058823529" calcext:value-type="float">
            <text:p>1.176,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b</text:p>
          </table:table-cell>
          <table:table-cell table:style-name="ce4" table:formula="of:=[.B46]/[.B41]" office:value-type="float" office:value="80" calcext:value-type="float">
            <text:p>80,00</text:p>
          </table:table-cell>
          <table:table-cell table:style-name="ce4" table:formula="of:=[.C46]/[.C41]" office:value-type="float" office:value="8" calcext:value-type="float">
            <text:p>8,00</text:p>
          </table:table-cell>
          <table:table-cell table:style-name="ce4" table:formula="of:=[.D46]/[.D41]" office:value-type="float" office:value="-25" calcext:value-type="float">
            <text:p>-25,00</text:p>
          </table:table-cell>
          <table:table-cell table:style-name="ce4" table:formula="of:=[.E46]/[.E41]" office:value-type="float" office:value="240" calcext:value-type="float">
            <text:p>240,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gebnis</text:p>
          </table:table-cell>
          <table:table-cell table:style-name="ce4" table:formula="of:=[.B42]-[.B44]-[.B47]" office:value-type="float" office:value="11294.1176470588" calcext:value-type="float">
            <text:p>11.294,12</text:p>
          </table:table-cell>
          <table:table-cell table:style-name="ce4" table:formula="of:=[.C42]-[.C44]-[.C47]" office:value-type="float" office:value="-7764.70588235294" calcext:value-type="float">
            <text:p>-7.764,71</text:p>
          </table:table-cell>
          <table:table-cell table:style-name="ce4" table:formula="of:=[.D42]-[.D44]-[.D47]" office:value-type="float" office:value="-4852.94117647059" calcext:value-type="float">
            <text:p>-4.852,94</text:p>
          </table:table-cell>
          <table:table-cell table:style-name="ce4" table:formula="of:=[.E42]-[.E44]-[.E47]" office:value-type="float" office:value="10823.5294117647" calcext:value-type="float">
            <text:p>10.823,53</text:p>
          </table:table-cell>
          <table:table-cell table:formula="of:=SUM([.B49:.E49])" office:value-type="float" office:value="9499.99999999997" calcext:value-type="float">
            <text:p>9499,99999999997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fgabe 3</text:p>
          </table:table-cell>
          <table:table-cell office:value-type="float" office:value="15000" calcext:value-type="float">
            <text:p>15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v</text:p>
          </table:table-cell>
          <table:table-cell office:value-type="float" office:value="222000" calcext:value-type="float">
            <text:p>222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f</text:p>
          </table:table-cell>
          <table:table-cell office:value-type="float" office:value="169000" calcext:value-type="float">
            <text:p>169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)</text:p>
          </table:table-cell>
          <table:table-cell table:formula="of:=[.B51]*32-[.B52]-[.B53]" office:value-type="float" office:value="89000" calcext:value-type="float">
            <text:p>89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)</text:p>
          </table:table-cell>
          <table:table-cell table:formula="of:=([.B52]+[.B53])/[.B51]" office:value-type="float" office:value="26.0666666666667" calcext:value-type="float">
            <text:p>26,0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.00.0000</text:date>, <text:time style:data-style-name="N2" text:time-value="10:01:22.96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12:49:42.470000000</meta:creation-date>
    <dc:date>2022-01-26T11:20:24.720000000</dc:date>
    <meta:editing-duration>PT2H31M6S</meta:editing-duration>
    <meta:editing-cycles>10</meta:editing-cycles>
    <meta:generator>LibreOffice/7.0.1.2$Windows_X86_64 LibreOffice_project/7cbcfc562f6eb6708b5ff7d7397325de9e764452</meta:generator>
    <meta:document-statistic meta:table-count="1" meta:cell-count="249" meta:object-count="0"/>
  </office:meta>
</office:document-meta>
</file>